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paragraph-rsid="00129a73"/>
    </style:style>
    <style:style style:name="P3" style:family="paragraph" style:parent-style-name="Standard">
      <style:text-properties officeooo:paragraph-rsid="0012c45e"/>
    </style:style>
    <style:style style:name="P4" style:family="paragraph" style:parent-style-name="Standard">
      <style:text-properties officeooo:paragraph-rsid="0014caac"/>
    </style:style>
    <style:style style:name="T1" style:family="text">
      <style:text-properties officeooo:rsid="0011a4c4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caac" style:font-weight-asian="bold" style:font-weight-complex="bold"/>
    </style:style>
    <style:style style:name="T6" style:family="text">
      <style:text-properties officeooo:rsid="00129a73"/>
    </style:style>
    <style:style style:name="T7" style:family="text">
      <style:text-properties officeooo:rsid="0012c45e"/>
    </style:style>
    <style:style style:name="T8" style:family="text">
      <style:text-properties officeooo:rsid="0012f9cc"/>
    </style:style>
    <style:style style:name="T9" style:family="text">
      <style:text-properties officeooo:rsid="00144caa"/>
    </style:style>
    <style:style style:name="T10" style:family="text">
      <style:text-properties officeooo:rsid="0014c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mesg</text:p>
      <text:p text:style-name="Standard">Linux kernel ring buffer messages. system boot messages and hardware errors. Printing kernel ring buffer messages on Linux using the dmesg command.<text:span text:style-name="T8"> </text:span>You can also display them with human-readable timestamps.</text:p>
      <text:p text:style-name="Standard"><text:span text:style-name="T1"><text:tab/></text:span><text:span text:style-name="T3">sudo dmesg -T</text:span></text:p>
      <text:p text:style-name="Standard">output you get from dmesg can be piped to other commands like grep </text:p>
      <text:p text:style-name="Standard"/>
      <text:p text:style-name="P1">systemctl</text:p>
      <text:p text:style-name="Standard"><text:span text:style-name="T8">M</text:span>anaging services on systems using systemd. You can turn on/off a service, check log entries, and list all services with details using the command.</text:p>
      <text:p text:style-name="Standard"><text:span text:style-name="T1"><text:tab/></text:span><text:span text:style-name="T4">systemctl status service_name</text:span></text:p>
      <text:p text:style-name="Standard"><text:span text:style-name="T1"><text:tab/></text:span><text:span text:style-name="T4">systemctl start service_name</text:span></text:p>
      <text:p text:style-name="Standard"><text:span text:style-name="T1"><text:tab/></text:span><text:span text:style-name="T4">systemctl stop service_name</text:span></text:p>
      <text:p text:style-name="Standard"><text:span text:style-name="T6"><text:tab/></text:span><text:span text:style-name="T4">systemctl restart service_name</text:span></text:p>
      <text:p text:style-name="P2">For example, Apache <text:span text:style-name="T6"><text:tab/></text:span></text:p>
      <text:p text:style-name="P2"><text:span text:style-name="T6"><text:tab/></text:span><text:span text:style-name="T4">systemctl status apache2</text:span></text:p>
      <text:p text:style-name="Standard"/>
      <text:p text:style-name="P1">ps</text:p>
      <text:p text:style-name="Standard">The ps command allows you to display information about and monitor Linux processes. </text:p>
      <text:p text:style-name="P3"><text:span text:style-name="T7"><text:tab/></text:span><text:span text:style-name="T4">ps aux</text:span></text:p>
      <text:p text:style-name="Standard">hierarchical format</text:p>
      <text:p text:style-name="Standard"><text:span text:style-name="T7"><text:tab/></text:span><text:span text:style-name="T4">ps -He</text:span></text:p>
      <text:p text:style-name="Standard"/>
      <text:p text:style-name="P1">kill</text:p>
      <text:p text:style-name="Standard"><text:span text:style-name="T9"><text:tab/></text:span><text:span text:style-name="T4">kill &lt;PID&gt;</text:span></text:p>
      <text:p text:style-name="Standard"/>
      <text:p text:style-name="P1">ping</text:p>
      <text:p text:style-name="Standard"><text:span text:style-name="T9"><text:tab/></text:span><text:span text:style-name="T4">ping www.google.com</text:span></text:p>
      <text:p text:style-name="Standard"/>
      <text:p text:style-name="P1">lsof</text:p>
      <text:p text:style-name="Standard"><text:span text:style-name="T9">L</text:span>ist open files. <text:span text:style-name="T9">R</text:span>elated to the network</text:p>
      <text:p text:style-name="Standard"><text:span text:style-name="T9"><text:tab/></text:span><text:span text:style-name="T3">lsof -i</text:span></text:p>
      <text:p text:style-name="Standard"><text:span text:style-name="T10">S</text:span>pecific directory</text:p>
      <text:p text:style-name="Standard"><text:span text:style-name="T10"><text:tab/></text:span><text:span text:style-name="T4">lsof +D /path/to/directory</text:span></text:p>
      <text:p text:style-name="Standard"/>
      <text:p text:style-name="P1">grep</text:p>
      <text:p text:style-name="Standard"><text:span text:style-name="T10">S</text:span>earching for strings and patterns through files and whole directories. To do a simple search, you pass the pattern and the file name or directory to the grep command.</text:p>
      <text:p text:style-name="Standard"><text:span text:style-name="T10"><text:tab/></text:span><text:span text:style-name="T4">grep -i pattern file_name</text:span></text:p>
      <text:p text:style-name="Standard"><text:span text:style-name="T10"><text:tab/></text:span>Searching a string throughout a file using the grep command on Linux.</text:p>
      <text:p text:style-name="Standard"><text:span text:style-name="T10"><text:tab/></text:span><text:span text:style-name="T4">grep -r pattern dir_name</text:span></text:p>
      <text:p text:style-name="Standard"><text:span text:style-name="T10"><text:tab/></text:span>Searching a string throughout a directory using the grep command on Linux.</text:p>
      <text:p text:style-name="Standard"/>
      <text:p text:style-name="P1">tail</text:p>
      <text:p text:style-name="P4"><text:span text:style-name="T10">D</text:span>isplay the last few lines of a file<text:span text:style-name="T10">, the tail command is continuously monitoring a log file on Linux. </text:span></text:p>
      <text:p text:style-name="Standard"><text:span text:style-name="T10"><text:tab/></text:span><text:span text:style-name="T4">tail -f file_name</text:span></text:p>
      <text:p text:style-name="Standard">Another useful feature of the command is displaying a certain number of lines<text:span text:style-name="T10"> </text:span></text:p>
      <text:p text:style-name="Standard"><text:span text:style-name="T10"><text:tab/></text:span><text:span text:style-name="T4">tail -n 20 file_name</text:span></text:p>
      <text:p text:style-name="Standard"/>
      <text:p text:style-name="P1">journalctl</text:p>
      <text:p text:style-name="Standard"><text:span text:style-name="T10">Q</text:span>uerying and displaying logs from systemd's journal<text:span text:style-name="T10"> </text:span></text:p>
      <text:p text:style-name="Standard"><text:span text:style-name="T10"><text:tab/></text:span><text:span text:style-name="T4">sudo journalctl</text:span></text:p>
      <text:p text:style-name="Standard"><text:span text:style-name="T10">L</text:span>ogs of each service</text:p>
      <text:p text:style-name="Standard"><text:span text:style-name="T10"><text:tab/></text:span><text:span text:style-name="T4">journalctl -u service_name</text:span></text:p>
      <text:p text:style-name="Standard"/>
      <text:p text:style-name="P1">strace</text:p>
      <text:p text:style-name="P4"><text:span text:style-name="T10">T</text:span>races system calls and signals</text:p>
      <text:p text:style-name="P4"><text:span text:style-name="T10"><text:tab/></text:span><text:span text:style-name="T2">strace -p PID</text:span></text:p>
      <text:p text:style-name="Standard"><text:span text:style-name="T10">O</text:span>utput by system calls.</text:p>
      <text:p text:style-name="Standard"><text:span text:style-name="T10"><text:tab/></text:span><text:span text:style-name="T4">strace -p PID -e system_call,system_call2</text:span></text:p>
      <text:p text:style-name="Standard"><text:span text:style-name="T10"><text:tab/></text:span><text:span text:style-name="T4">strace -o output.txt command_name</text:span></text:p>
      <text:p text:style-name="Standard"><text:span text:style-name="T10">P</text:span>rogram hanging, you can trace the system calls the program is making and reveal why it's getting stuck.</text:p>
      <text:p text:style-name="Standard"/>
      <text:p text:style-name="P1">htop</text:p>
      <text:p text:style-name="P4"><text:span text:style-name="T10">I</text:span>nteractive process viewer<text:span text:style-name="T10">, </text:span>F6 lets you sort processes by different metrics like CPU or memory usage</text:p>
      <text:p text:style-name="P4"/>
      <text:p text:style-name="P1">df</text:p>
      <text:p text:style-name="Standard"><text:span text:style-name="T10">D</text:span>isk space usage</text:p>
      <text:p text:style-name="P4"><text:span text:style-name="T10"><text:tab/></text:span><text:span text:style-name="T4">df -h</text:span></text:p>
      <text:p text:style-name="Standard"/>
      <text:p text:style-name="P1">free</text:p>
      <text:p text:style-name="Standard">RAM usage<text:span text:style-name="T10">, </text:span>includes the swap memory</text:p>
      <text:p text:style-name="P4"><text:span text:style-name="T10"><text:tab/></text:span><text:span text:style-name="T4">free</text:span><text:span text:style-name="T5"> </text:span>-h</text:p>
      <text:p text:style-name="Standard"/>
      <text:p text:style-name="P1">lscpu</text:p>
      <text:p text:style-name="P4"><text:span text:style-name="T10">I</text:span>nformation about your system architecture<text:span text:style-name="T10"> (</text:span>ARM CPU<text:span text:style-name="T10"> vs. </text:span>x86_64<text:span text:style-name="T10">)</text:span></text:p>
      <text:p text:style-name="Standard"><text:span text:style-name="T10"><text:tab/></text:span><text:span text:style-name="T4">lscpu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Verdana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rdana" fo:font-family="Verdana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1:35:57.869469603</meta:creation-date>
    <dc:date>2024-08-28T12:46:06.604876331</dc:date>
    <meta:editing-duration>PT1H10M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60" meta:word-count="333" meta:character-count="2084" meta:non-whitespace-character-count="1778"/>
  </office:meta>
</office:document-meta>
</file>